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style:page-number="1"/>
    </style:style>
    <style:style style:name="T1" style:family="text">
      <style:text-properties fo:font-style="italic" style:font-style-asian="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You would have a section reminding everyone about TOROT and the annotations it includes and its coverage of texts}</text:p>
      <text:p text:style-name="Standard"/>
      <text:p text:style-name="Standard">My primary aim is to make the phonological investigation of manuscripts easier, more accessible, and more reliable. </text:p>
      <text:p text:style-name="Standard">Orthographic patterns, systematic deviances from establishable “norms”, and mistakes can be good evidence of the synchronic sound-systems present in the heads of the scribes/copyists, so being able to investigate them holistically with the help of computers has the potential to massively speed up the painstaking philological work which is fundamental to the study of any language's history.</text:p>
      <text:p text:style-name="Standard">To enable this, though, just the surface-spellings of a text (even if properly digitised, which is a problem we'll discuss later) are not enough, because you can't know in advance how the sound-groups you are interested in will have developed and thus be spelt unless you already know how they did develop - therefore, to retrieve forms relevant to one's investigation one needs some sort of predictable indexing system.</text:p>
      <text:p text:style-name="Standard">For the earliest Slavic texts we already have an extremely well-established and broadly-agreed-upon system suited for just that - the Late Common Slavonic phonemic system {show my LCS phoneme tables and perhaps a few sample words}</text:p>
      <text:p text:style-name="Standard"/>
      <text:p text:style-name="Standard">A good simple example of the usefulness of such an indexing system would be if you were investigating the state of the palatal /ĺ ŕ ń/ phonemes in the OCS texts - how could you retrieve all reflexes of these sounds just by searching the spellings? Think of all the possible lemmas which could contain them and then search TOROT for each one and collate the results? What if you forget some inflected forms which contain these sounds when their lemma-forms don’t, e.g. class 4 verbs (PAP, 1sg. pres.) or class 5.2 verbs? You obviously can’t just search for &lt;л р н&gt; plus the palatalisation diacritic or jotated-letters, because what about texts which don’t use the diacritic, or leave it out, or get rid of the epenthetic /ĺ/ (Supr. поставь҆ѭ̑)? If you have an LCS reconstruction of every form in the text, however, you can just search that and instantly bring up all the relevant forms regardless of how they are spelt.</text:p>
      <text:p text:style-name="Standard"/>
      <text:p text:style-name="Standard">How, though, can we produce these LCS reconstructions at a reasonable time and cost, without needing to pay expert annotators to go through every word of the texts and research all their etymologies? As we have just heard, texts in TOROT have already been lemmatised and morphology-tagged, so if only we had some computerised inflectional-morphology of LCS, all we’d need to do is reconstruct each <text:span text:style-name="T1">lemma</text:span>, and annotate with an inflection-class label that tells the inflectional-morphology how to deal with it. This is massively easier than hand-reconstructing each word; Marianus for example contains about 57,000 words, but only around 3,000 lemmas. There’s also huge lemma-overlap between texts, so the more texts whose lemmas you reconstruct the more you chip away at the entire OCS (and Old Russian) lexicon, allowing a larger and larger percentage of other texts to be auto-reconstructed to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ru"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ru"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7" meta:word-count="501" meta:character-count="3085" meta:non-whitespace-character-count="2590"/>
    <meta:generator>LibreOfficeDev/6.0.5.2$Linux_X86_64 LibreOffice_project/</meta:generator>
  </office:meta>
</office:document-meta>
</file>